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74cm"/>
    </style:style>
    <style:style style:name="co3" style:family="table-column">
      <style:table-column-properties fo:break-before="auto" style:column-width="8.19cm"/>
    </style:style>
    <style:style style:name="co4" style:family="table-column">
      <style:table-column-properties fo:break-before="auto" style:column-width="7.608cm"/>
    </style:style>
    <style:style style:name="co5" style:family="table-column">
      <style:table-column-properties fo:break-before="auto" style:column-width="17.625cm"/>
    </style:style>
    <style:style style:name="co6" style:family="table-column">
      <style:table-column-properties fo:break-before="auto" style:column-width="10.299cm"/>
    </style:style>
    <style:style style:name="co7" style:family="table-column">
      <style:table-column-properties fo:break-before="auto" style:column-width="15.295cm"/>
    </style:style>
    <style:style style:name="co8" style:family="table-column">
      <style:table-column-properties fo:break-before="auto" style:column-width="1.42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4.029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974cm"/>
    </style:style>
    <style:style style:name="co13" style:family="table-column">
      <style:table-column-properties fo:break-before="auto" style:column-width="2.723cm"/>
    </style:style>
    <style:style style:name="co14" style:family="table-column">
      <style:table-column-properties fo:break-before="auto" style:column-width="3.473cm"/>
    </style:style>
    <style:style style:name="co15" style:family="table-column">
      <style:table-column-properties fo:break-before="auto" style:column-width="3.972cm"/>
    </style:style>
    <style:style style:name="co16" style:family="table-column">
      <style:table-column-properties fo:break-before="auto" style:column-width="1.475cm"/>
    </style:style>
    <style:style style:name="co17" style:family="table-column">
      <style:table-column-properties fo:break-before="auto" style:column-width="5.193cm"/>
    </style:style>
    <style:style style:name="co18" style:family="table-column">
      <style:table-column-properties fo:break-before="auto" style:column-width="4.2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paration</text:p>
          </table:table-cell>
          <table:table-cell office:value-type="string">
            <text:p>Quote Submission</text:p>
          </table:table-cell>
          <table:table-cell office:value-type="string">
            <text:p>Planning</text:p>
          </table:table-cell>
          <table:table-cell office:value-type="string">
            <text:p>Layout</text:p>
          </table:table-cell>
          <table:table-cell office:value-type="string">
            <text:p>Content Preparation</text:p>
          </table:table-cell>
          <table:table-cell office:value-type="string">
            <text:p>Content Integration</text:p>
          </table:table-cell>
          <table:table-cell office:value-type="string">
            <text:p>Design</text:p>
          </table:table-cell>
          <table:table-cell office:value-type="string">
            <text:p>Functionalities</text:p>
          </table:table-cell>
          <table:table-cell office:value-type="string">
            <text:p>Technical and Usability</text:p>
          </table:table-cell>
          <table:table-cell office:value-type="string">
            <text:p>Testing (first round)</text:p>
          </table:table-cell>
          <table:table-cell office:value-type="string">
            <text:p>Going Live</text:p>
          </table:table-cell>
          <table:table-cell office:value-type="string">
            <text:p>Training of staff</text:p>
          </table:table-cell>
          <table:table-cell office:value-type="string">
            <text:p>Marketing and SEO</text:p>
          </table:table-cell>
          <table:table-cell office:value-type="string">
            <text:p>Testing (second round)</text:p>
          </table:table-cell>
          <table:table-cell office:value-type="string">
            <text:p>Launch</text:p>
          </table:table-cell>
          <table:table-cell office:value-type="string">
            <text:p>Maintenance and Optimization</text:p>
          </table:table-cell>
          <table:table-cell office:value-type="string">
            <text:p>Management Processes</text:p>
          </table:table-cell>
        </table:table-row>
        <table:table-row table:style-name="ro2">
          <table:table-cell/>
          <table:table-cell office:value-type="string">
            <text:p>Job specificities</text:p>
          </table:table-cell>
          <table:table-cell office:value-type="string">
            <text:p>Confirmation of site objectives</text:p>
          </table:table-cell>
          <table:table-cell office:value-type="string">
            <text:p>Website Title</text:p>
          </table:table-cell>
          <table:table-cell office:value-type="string">
            <text:p>Overall look and feel</text:p>
          </table:table-cell>
          <table:table-cell office:value-type="string">
            <text:p>review content providers (writers, illustrators, etc)</text:p>
          </table:table-cell>
          <table:table-cell office:value-type="string">
            <text:p>Merge mockup and conten</text:p>
          </table:table-cell>
          <table:table-cell office:value-type="string">
            <text:p>Artworks reception/ update/ creation (photos, illustrations, etc)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ppraisal of existing websitesor IT Systems</text:p>
          </table:table-cell>
          <table:table-cell office:value-type="string">
            <text:p>choose business model and marketing plan</text:p>
          </table:table-cell>
          <table:table-cell office:value-type="string">
            <text:p>Host selection and registration</text:p>
          </table:table-cell>
          <table:table-cell office:value-type="string">
            <text:p>choose fonts</text:p>
          </table:table-cell>
          <table:table-cell office:value-type="string">
            <text:p>text reception/ update/ creation</text:p>
          </table:table-cell>
          <table:table-cell office:value-type="string">
            <text:p>Pay special attention to content layout and hierarchy (try to meet the user “Z” reading pattern)</text:p>
          </table:table-cell>
          <table:table-cell office:value-type="string">
            <text:p>Logo reception/ update/ creatio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eck competition</text:p>
          </table:table-cell>
          <table:table-cell office:value-type="string">
            <text:p>plan interactions, technologies and functionalities</text:p>
          </table:table-cell>
          <table:table-cell office:value-type="string">
            <text:p>Mirrors and other domain-related registrations</text:p>
          </table:table-cell>
          <table:table-cell office:value-type="string">
            <text:p>color scheme research</text:p>
          </table:table-cell>
          <table:table-cell office:value-type="string">
            <text:p>art reception/ update/ creation (photos, illustrations, etc)</text:p>
          </table:table-cell>
          <table:table-cell office:value-type="string">
            <text:p>define headers (h1, h2, etc) and paragraphs</text:p>
          </table:table-cell>
          <table:table-cell office:value-type="string">
            <text:p>Design header with clear statement of the site purpose and prominently placed logo linked to home pag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te goals and overall strategy</text:p>
          </table:table-cell>
          <table:table-cell office:value-type="string">
            <text:p>choose content management system</text:p>
          </table:table-cell>
          <table:table-cell office:value-type="string">
            <text:p>website structure and information architecture</text:p>
          </table:table-cell>
          <table:table-cell office:value-type="string">
            <text:p>Make sure your color scheme is accessible to colorblind and visually impaired people (or provide alternatives</text:p>
          </table:table-cell>
          <table:table-cell office:value-type="string">
            <text:p>add web specific content (text, art, music, etc)</text:p>
          </table:table-cell>
          <table:table-cell office:value-type="string">
            <text:p>adapt font size, leading, spacing...to improve legibility</text:p>
          </table:table-cell>
          <table:table-cell office:value-type="string">
            <text:p>add visible search form to the header or to top of right colum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web design client questionnaire</text:p>
          </table:table-cell>
          <table:table-cell office:value-type="string">
            <text:p>choose data delivery model and backup</text:p>
          </table:table-cell>
          <table:table-cell office:value-type="string">
            <text:p>validate wireframe</text:p>
          </table:table-cell>
          <table:table-cell office:value-type="string">
            <text:p>Standards and templates (usability, accessibility, etc)</text:p>
          </table:table-cell>
          <table:table-cell office:value-type="string">
            <text:p>distribute content quantity – keep homepage light and effective</text:p>
          </table:table-cell>
          <table:table-cell office:value-type="string">
            <text:p>Choose if you want to allow/disable text to be resized through the browser</text:p>
          </table:table-cell>
          <table:table-cell office:value-type="string">
            <text:p>design clear navigation (if in JS or flash, provide a text-based alternative)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roles and responsibilities</text:p>
          </table:table-cell>
          <table:table-cell/>
          <table:table-cell office:value-type="string">
            <text:p>basic layout creation (x)html/css</text:p>
          </table:table-cell>
          <table:table-cell office:value-type="string">
            <text:p>provide a call to action to every page (avoid dead ends)</text:p>
          </table:table-cell>
          <table:table-cell office:value-type="string">
            <text:p>identify and add meta tags, meta descriptions and descriptive titles</text:p>
          </table:table-cell>
          <table:table-cell office:value-type="string">
            <text:p>design main section (columns and sidebars) and footer now or later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initial timetable</text:p>
          </table:table-cell>
          <table:table-cell/>
          <table:table-cell office:value-type="string">
            <text:p>validate mockup</text:p>
          </table:table-cell>
          <table:table-cell office:value-type="string">
            <text:p>copyrights, terms of use, and privacy policy</text:p>
          </table:table-cell>
          <table:table-cell office:value-type="string">
            <text:p>Label links with anchor tags which show where they lead</text:p>
          </table:table-cell>
          <table:table-cell office:value-type="string">
            <text:p>Make sure that important content is above the fold at least for home pa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Quote Submission</text:p>
          </table:table-cell>
          <table:table-cell table:number-columns-repeated="2"/>
          <table:table-cell office:value-type="string">
            <text:p>contact details</text:p>
          </table:table-cell>
          <table:table-cell office:value-type="string">
            <text:p>make links with anchor tags which show where they lead</text:p>
          </table:table-cell>
          <table:table-cell office:value-type="string">
            <text:p>balance illustrations/ photo and text importance according to the site purpos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roject validation and deposit paid</text:p>
          </table:table-cell>
          <table:table-cell table:number-columns-repeated="2"/>
          <table:table-cell office:value-type="string">
            <text:p>about page (with author(s), company info, credits, etc)</text:p>
          </table:table-cell>
          <table:table-cell office:value-type="string">
            <text:p>make links consistent and easy to identify (style, special links, like feeds or emails)</text:p>
          </table:table-cell>
          <table:table-cell office:value-type="string">
            <text:p>Advertising-ready design and link page set-up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>
            <text:p>testimonials, reviews and awards</text:p>
          </table:table-cell>
          <table:table-cell office:value-type="string">
            <text:p>add “alt” tags on all significant images (keep “alt” tags empty on other images)</text:p>
          </table:table-cell>
          <table:table-cell office:value-type="string">
            <text:p>design visible testimonials, reviews and awards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>
            <text:p>products description</text:p>
          </table:table-cell>
          <table:table-cell office:value-type="string">
            <text:p>Provide text-based alternatives for all significant medias without “alt” tags</text:p>
          </table:table-cell>
          <table:table-cell office:value-type="string">
            <text:p>make sure content and/or design elements encourage future visitation or viral sharing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>
            <text:p>FAQs</text:p>
          </table:table-cell>
          <table:table-cell/>
          <table:table-cell office:value-type="string">
            <text:p>make sure company information and contact (email or form) are immediately accessible (address, phone number, etc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other content</text:p>
          </table:table-cell>
          <table:table-cell/>
          <table:table-cell office:value-type="string">
            <text:p>make choices do not become cumbersome for clients/visitors/ users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optimize target keywords usage in content</text:p>
          </table:table-cell>
          <table:table-cell/>
          <table:table-cell office:value-type="string">
            <text:p>style lists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proofread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validate content (if you provide site copy)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14/03/2017</text:date>, <text:time>16:5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dr fedws</meta:initial-creator>
    <meta:creation-date>2017-03-14T15:10:53.88</meta:creation-date>
    <dc:date>2017-03-14T16:53:49.74</dc:date>
    <dc:creator>fdr fedws</dc:creator>
    <meta:editing-duration>PT1H42M55S</meta:editing-duration>
    <meta:editing-cycles>2</meta:editing-cycles>
    <meta:generator>OpenOffice/4.1.2$Win32 OpenOffice.org_project/412m3$Build-9782</meta:generator>
    <meta:document-statistic meta:table-count="3" meta:cell-count="84" meta:object-count="0"/>
  </office:meta>
</office:document-meta>
</file>